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17.776cm" svg:y="3.2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23.776cm" svg:y="3.22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17.776cm" svg:y="7.0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815cm" svg:height="1.723cm" svg:x="23.776cm" svg:y="7.02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8.684cm" svg:y1="7.023cm" svg:x2="18.684cm" svg:y2="4.946cm" draw:start-shape="id1" draw:start-glue-point="4" draw:end-shape="id2" draw:end-glue-point="8" svg:d="M18684 7023v-2077" svg:viewBox="0 0 1 2078">
          <text:p text:style-name="P1">1 <text:s text:c="2"/></text:p>
        </draw:connector>
        <draw:connector draw:style-name="gr3" draw:text-style-name="P1" draw:layer="layout" draw:type="line" svg:x1="24.684cm" svg:y1="7.023cm" svg:x2="24.684cm" svg:y2="4.946cm" draw:start-shape="id3" draw:start-glue-point="4" draw:end-shape="id4" draw:end-glue-point="8" svg:d="M24684 7023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5" draw:start-glue-point="4" draw:end-shape="id6" draw:end-glue-point="8" svg:d="M6683 7071l1-2125" svg:viewBox="0 0 2 2126">
          <text:p text:style-name="P1"><text:s/>1 <text:s text:c="3"/></text:p>
        </draw:connector>
        <draw:custom-shape draw:style-name="gr2" draw:text-style-name="P2" xml:id="id7" draw:id="id7" draw:layer="layout" svg:width="1.815cm" svg:height="1.723cm" svg:x="11.507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815cm" svg:height="1.723cm" svg:x="15.507cm" svg:y="14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322cm" svg:y1="15.83cm" svg:x2="15.507cm" svg:y2="15.83cm" draw:start-shape="id7" draw:start-glue-point="10" draw:end-shape="id8" draw:end-glue-point="6" svg:d="M13322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9.238cm" svg:y="15.199cm">
          <draw:text-box>
            <text:p><text:span text:style-name="T2">2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7:38:11.222066129</dc:date>
    <dc:creator>elucterio </dc:creator>
    <meta:editing-duration>PT2H52M30S</meta:editing-duration>
    <meta:editing-cycles>11</meta:editing-cycles>
    <meta:generator>LibreOffice/4.2.8.2$Linux_X86_64 LibreOffice_project/420m0$Build-2</meta:generator>
    <meta:document-statistic meta:object-count="13"/>
  </office:meta>
</office:document-meta>
</file>